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8" manifest:media-type="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5" draw:text-style-name="P5" draw:layer="layout" svg:width="1.25cm" svg:height="0.962cm" svg:x="16.678cm" svg:y="6.098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428cm" svg:y="6.007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428cm" svg:y1="4.057cm" svg:x2="4.428cm" svg:y2="5.807cm">
          <text:p/>
        </draw:line>
        <draw:frame draw:style-name="gr34" draw:text-style-name="P14" draw:layer="layout" svg:width="11.5cm" svg:height="0.906cm" svg:x="5.178cm" svg:y="4.307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5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428cm" svg:y1="9.557cm" svg:x2="4.428cm" svg:y2="14.557cm">
          <text:p/>
        </draw:line>
        <draw:frame draw:style-name="gr36" draw:text-style-name="P14" draw:layer="layout" svg:width="9.25cm" svg:height="2.949cm" svg:x="5.178cm" svg:y="11.358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6.9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39" draw:text-style-name="P8" draw:layer="layout" svg:width="18.303cm" svg:height="1.595cm" svg:x="3.75cm" svg:y="17.65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0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9" draw:text-style-name="P8" draw:layer="layout" svg:width="12.053cm" svg:height="1.5cm" svg:x="6.218cm" svg:y="1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1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39" draw:text-style-name="P8" draw:layer="layout" svg:width="12.053cm" svg:height="1.5cm" svg:x="6.218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2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0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0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0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12.109cm" svg:height="1.5cm" svg:x="5.5cm" svg:y="8.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7" draw:layer="layout" svg:width="1.5cm" svg:height="1cm" svg:x="21.782cm" svg:y="9.05cm">
          <draw:text-box>
            <text:p text:style-name="P6"><text:span text:style-name="T4">(8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7:15:24.933224532</meta:creation-date>
    <dc:date>2025-12-08T10:24:45.147225579</dc:date>
    <meta:editing-duration>PT10H54M42S</meta:editing-duration>
    <meta:editing-cycles>77</meta:editing-cycles>
    <meta:generator>LibreOffice/25.2.6.2$Linux_X86_64 LibreOffice_project/40d1a0e1d5bdf1afaeae24d9ece32bbb00fa66a4</meta:generator>
    <meta:document-statistic meta:object-count="189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row>
        <msub>
          <mi>T</mi>
          <mi>i</mi>
        </msub>
        <mo stretchy="false">+</mo>
        <mover accent="true">
          <mi>q</mi>
          <mo stretchy="false">˙</mo>
        </mover>
      </mrow>
      <mn>.</mn>
      <mi>d</mi>
    </mrow>
    <annotation encoding="StarMath 5.0"> ({u} over {2} + {%alpha} over {d} + {2.%alpha} over {d}) %phi_{P} = ({%alpha} over {d} - {u} over {2}) %phi_{D} + (u + {2.%alpha} over {d})T_{i} + dot q .d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row>
        <msub>
          <mi>T</mi>
          <mi>i</mi>
        </msub>
        <mo stretchy="false">+</mo>
        <mover accent="true">
          <mi>q</mi>
          <mo stretchy="false">˙</mo>
        </mover>
      </mrow>
      <mn>.</mn>
      <mi>d</mi>
    </mrow>
    <annotation encoding="StarMath 5.0"> ({u} over {2} + {%alpha} over {d} + {2.%alpha} over {d}) %phi_{P} = ({%alpha} over {d} - {u} over {2}) %phi_{D} + (u + {2.%alpha} over {d})T_{i} + dot q .d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row>
        <msub>
          <mi>T</mi>
          <mi>o</mi>
        </msub>
        <mo stretchy="false">+</mo>
        <mover accent="true">
          <mi>q</mi>
          <mo stretchy="false">˙</mo>
        </mover>
      </mrow>
      <mn>.</mn>
      <mi>d</mi>
    </mrow>
    <annotation encoding="StarMath 5.0"> ({u} over {2} + {%alpha} over {d} + {2.%alpha} over {d}) %phi_{P} = ({%alpha} over {d} - {u} over {2}) %phi_{E} + (u + {2.%alpha} over {d})T_{o} + dot q .d</annotation>
  </semantics>
</math>
</file>

<file path=Object 19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